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/>
    <style:style style:name="P19" style:parent-style-name="Číslovanýseznam" style:family="paragraph"/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19<text:bookmark-end text:name="Text14"/></text:p>
            <text:p text:style-name="Normální">KVOP-22570/2019<text:bookmark-end text:name="Text2"/></text:p>
            <text:p text:style-name="Normální"><text:bookmark-start text:name="Text6"/>14. 05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Bc. P. K.</text:p>
            <text:p text:style-name="Normální">advokát</text:p>
            <text:p text:style-name="Normální"/>
            <text:p text:style-name="Normální"/>
            <text:p text:style-name="Normální"/>
            <text:p text:style-name="P17">ID DS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<text:s/>29. 4. 2019<text:s/>byla do Kanceláře veřejného ochránce práv doručena Vaše žádost podle zákona č. 106/1999 Sb., o svobodném přístupu k informacím, ve znění pozdějších předpisů, kterou žádáte o informaci ohledně počtu žalob, které podal veřejný ochránce práv podle <text:s text:c="7"/>§ 66 odst. 3 zákona č. 150/2002 Sb., soudní řád správní, ve znění pozdějších předpisů, sdělení příslušných spisových značek a zaslání rozhodnutí správních soudů o podaných žalobách, resp. kasačních stížnostech.<text:s/></text:p>
      <text:p text:style-name="Základnítext">Ve smyslu zákona o svobodném přístupu k informacím,<text:s/><text:span text:style-name="Silné">Vám sděluji</text:span>, že veřejný ochránce práv<text:s/>podal žalobu ve veřejném zájmu celkem ve dvou případech. Jedná se o následující spisové značky spisů veřejného ochránce práv:</text:p>
      <text:list text:style-name="LFO4" text:continue-numbering="true">
        <text:list-item>
          <text:p text:style-name="P18">Sp.zn.: 11/2012/SZD</text:p>
        </text:list-item>
        <text:list-item>
          <text:p text:style-name="P19">Sp.zn.: 40/2017/SZD</text:p>
        </text:list-item>
      </text:list>
      <text:p text:style-name="Základnítext">Rozhodnutí soudů o první žalobě Vám zasílám přílohou. O druhé žalobě příslušný správní soud dosud nerozhodl.<text:s/></text:p>
      <text:p text:style-name="Základnítext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podpis"/>
      <text:p text:style-name="podpis"/>
      <text:p text:style-name="Příloha">Přílohy<text:s/></text:p>
      <text:p text:style-name="P20">Rozsudek Nejvyššího správní soudu ze dne 14. 7. 2016, č.j.: 9As 24/2016-109</text:p>
      <text:p text:style-name="P21">Rozsudek Krajského soudu v Ústí nad Labem ze dne 16. 12. 2015, č.j.: 15 A 108/2013 – 277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Calibri" style:font-name-asian="Times New Roman" style:font-name-complex="Times New Roman"/>
    </style:style>
    <text:list-style style:name="LFO1">
      <text:list-level-style-number text:level="1" text:style-name="WW_CharLFO1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="Calibri" style:font-name-asian="Times New Roman" style:font-name-complex="Times New Roman"/>
    </style:style>
    <style:style style:name="WW_CharLFO3LVL1" style:family="text">
      <style:text-properties style:font-name="Calibri" style:font-name-asian="Times New Roman" style:font-name-complex="Times New Roman"/>
    </style:style>
    <text:list-style style:name="LFO3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Calibri" style:font-name-asian="Times New Roman" style:font-name-complex="Times New Roman"/>
    </style:style>
    <style:style style:name="WW_CharLFO5LVL1" style:family="text">
      <style:text-properties style:font-name="Calibri" style:font-name-asian="Times New Roman" style:font-name-complex="Times New Roman"/>
    </style:style>
    <style:style style:name="WW_CharLFO6LVL1" style:family="text">
      <style:text-properties style:font-name="Calibri" style:font-name-asian="Times New Roman"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HCC1*</text:span>*KVOPX009HCC1*</text:p>
        <text:p text:style-name="P12"><text:span text:style-name="T13">KVOPX009HCC1</text:span>KVOPX009HCC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3T09:05:00Z</meta:creation-date>
    <dc:date>2019-06-13T09:0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202" meta:character-count="1396" meta:row-count="9" meta:non-whitespace-character-count="1196"/>
  </office:meta>
</office:document-meta>
</file>